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it" fo:country="IT"/>
    </style:style>
    <style:style style:name="P2" style:parent-style-name="Standard" style:family="paragraph">
      <style:text-properties fo:language="it" fo:country="IT"/>
    </style:style>
    <style:style style:name="P3" style:parent-style-name="Standard" style:family="paragraph">
      <style:text-properties fo:language="it" fo:country="IT"/>
    </style:style>
    <style:style style:name="P4" style:parent-style-name="Standard" style:family="paragraph">
      <style:paragraph-properties fo:text-align="center"/>
      <style:text-properties fo:language="it" fo:country="IT"/>
    </style:style>
    <style:style style:name="P5" style:parent-style-name="Standard" style:family="paragraph">
      <style:paragraph-properties fo:text-align="center"/>
      <style:text-properties fo:language="it" fo:country="I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" style:parent-style-name="Standard" style:list-style-name="LFO1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Gawtham SHANMUGANATHAPILLAI</text:p>
      <text:p text:style-name="P2">Giuseppe PORPIGLIA</text:p>
      <text:p text:style-name="P3">Herizo LEDDA</text:p>
      <text:p text:style-name="P4"/>
      <text:p text:style-name="P5"/>
      <text:p text:style-name="P6">Documentation du projet d'informatique</text:p>
      <text:p text:style-name="P7"/>
      <text:p text:style-name="Standard"><text:span text:style-name="T8">Introduction</text:span> : Nous allons vous présenter dans notre rapport quel est le jeu que<text:s/>nous avons choisi de<text:s/><text:tab/><text:tab/>réaliser et quelques règles à savoir pour avoir des chances de remporter la partie.</text:p>
      <text:p text:style-name="Standard"/>
      <text:p text:style-name="Standard"><text:tab/><text:tab/>Nous avons choisi de réaliser un jeu où le joueur doit retrouver son chemin dans un<text:s/><text:tab/><text:tab/>labyrinthe.</text:p>
      <text:p text:style-name="Standard"/>
      <text:list text:style-name="LFO1" text:continue-numbering="true">
        <text:list-item>
          <text:p text:style-name="P9">Les règles et le but du jeu</text:p>
        </text:list-item>
      </text:list>
      <text:p text:style-name="Standard"/>
      <text:p text:style-name="Standard"><text:s text:c="5"/><text:span text:style-name="T10"><text:s/>But du jeu </text:span><text:span text:style-name="T11">:</text:span><text:s text:c="4"/>- <text:s/>Eviter les obstacles du labyrinthe et rallier le plus rapidement possible</text:p>
      <text:p text:style-name="Standard"/>
      <text:p text:style-name="Standard"><text:s text:c="34"/>l'arrivée.</text:p>
      <text:p text:style-name="Standard"/>
      <text:p text:style-name="Standard"><text:s text:c="32"/>- <text:s/>Etre le premier à rejoindre le point d'arrivée pour remporter la partie.</text:p>
      <text:p text:style-name="Standard"/>
      <text:p text:style-name="Standard"><text:s text:c="6"/></text:p>
      <text:p text:style-name="Standard"><text:s text:c="3"/><text:span text:style-name="T12"><text:s text:c="2"/></text:span><text:span text:style-name="T13"><text:s/></text:span><text:span text:style-name="T14">Règles du jeu :</text:span><text:span text:style-name="T15"><text:s text:c="2"/></text:span><text:s text:c="2"/>- <text:s/>Tous les joueurs jouent leur tour en même temps.</text:p>
      <text:p text:style-name="Standard"/>
      <text:p text:style-name="Standard"><text:s text:c="34"/>- <text:s/>Mais, il faut attendre que tous les joueurs finissent leur tour pour pouvoir</text:p>
      <text:p text:style-name="Standard"/>
      <text:p text:style-name="Standard"><text:s text:c="36"/>jouer le tour suivant.</text:p>
      <text:p text:style-name="Standard"/>
      <text:p text:style-name="Standard"><text:s text:c="8"/><text:s text:c="26"/>- <text:s/>Si un joueur rencontre un obstacle (nous les avons représentés par des</text:p>
      <text:p text:style-name="Standard"/>
      <text:p text:style-name="Standard"><text:s text:c="36"/>douves), le joueur ne pourra pas jouer au tour suivant et pourra rejouer</text:p>
      <text:p text:style-name="Standard"/>
      <text:p text:style-name="Standard"><text:s text:c="36"/>seulement deux tours plus tard.</text:p>
      <text:p text:style-name="Standard"><text:s text:c="2"/></text:p>
      <text:p text:style-name="Standard"><text:s text:c="34"/>- <text:s/>Les cases de départ et d'arrivée sont représentées par des flèches.</text:p>
      <text:p text:style-name="Standard"/>
      <text:p text:style-name="Standard"/>
      <text:p text:style-name="Standard"><text:span text:style-name="T16">II)<text:s/></text:span><text:span text:style-name="T17">Certaines connaissances à savoir pour les joueurs <text:s/></text:span></text:p>
      <text:p text:style-name="Standard"/>
      <text:p text:style-name="Standard">Etant donné qu'il y a un nombre important d'obstacles dans le<text:s/>labyrinthe généré aléatoirement, il ne peut y avoir qu'un nombre limité de joueurs dans une partie.</text:p>
      <text:p text:style-name="Standard"/>
      <text:p text:style-name="Standard">Le nombre de joueurs présents dans le labyrinthe dépend de la taille de la map : Pour une map de plus petite taille, il y aura peu de joueurs et pour une map de plus grande taille, il y aura donc plus de joueurs.</text:p>
      <text:p text:style-name="Standard"/>
      <text:p text:style-name="Standard">A la fin de chaque partie sera affiché le nom du gagnant.</text:p>
      <text:p text:style-name="Standard"><text:s text:c="74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w Shan</meta:initial-creator>
    <dc:creator>Giuseppe PORPIGLIA</dc:creator>
    <meta:creation-date>2018-03-11T15:58:00Z</meta:creation-date>
    <dc:date>2018-03-11T15:58:00Z</dc:date>
    <meta:template xlink:href="Normal.dotm" xlink:type="simple"/>
    <meta:editing-cycles>2</meta:editing-cycles>
    <meta:editing-duration>PT60S</meta:editing-duration>
    <meta:document-statistic meta:page-count="1" meta:paragraph-count="3" meta:word-count="292" meta:character-count="1900" meta:row-count="13" meta:non-whitespace-character-count="1611"/>
  </office:meta>
</office:document-meta>
</file>